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Bekezdésalapbetűtípusa" style:family="text">
      <style:text-properties fo:font-weight="bold" style:font-weight-asian="bold" style:font-weight-complex="bold" fo:color="#0000FF" fo:font-size="26pt" style:font-size-asian="26pt" style:font-size-complex="26pt" fo:language="en" fo:country="US"/>
    </style:style>
    <style:style style:name="T19" style:parent-style-name="Bekezdésalapbetűtípusa" style:family="text">
      <style:text-properties fo:font-weight="bold" style:font-weight-asian="bold" style:font-weight-complex="bold" fo:color="#0000FF" fo:font-size="26pt" style:font-size-asian="26pt" style:font-size-complex="26pt"/>
    </style:style>
    <style:style style:name="T20" style:parent-style-name="Bekezdésalapbetűtípusa" style:family="text">
      <style:text-properties fo:font-weight="bold" style:font-weight-asian="bold" style:font-weight-complex="bold" fo:color="#0000FF" fo:font-size="26pt" style:font-size-asian="26pt" style:font-size-complex="26pt" fo:language="en" fo:country="US"/>
    </style:style>
    <style:style style:name="T21" style:parent-style-name="Bekezdésalapbetűtípusa" style:family="text">
      <style:text-properties fo:font-weight="bold" style:font-weight-asian="bold" style:font-weight-complex="bold" fo:color="#0000FF" fo:font-size="26pt" style:font-size-asian="26pt" style:font-size-complex="26pt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T25" style:parent-style-name="Bekezdésalapbetűtípusa" style:family="text">
      <style:text-properties fo:font-size="22pt" style:font-size-asian="22pt" style:font-size-complex="22pt"/>
    </style:style>
    <style:style style:name="T26" style:parent-style-name="Bekezdésalapbetűtípusa" style:family="text">
      <style:text-properties fo:font-size="22pt" style:font-size-asian="22pt" style:font-size-complex="22pt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3" style:parent-style-name="Standard" style:family="paragraph">
      <style:text-properties fo:font-size="16pt" style:font-size-asian="16pt" style:font-size-complex="16pt"/>
    </style:style>
    <style:style style:name="TableColumn45" style:family="table-column">
      <style:table-column-properties style:column-width="2.0222in" style:use-optimal-column-width="false"/>
    </style:style>
    <style:style style:name="TableColumn46" style:family="table-column">
      <style:table-column-properties style:column-width="1.0937in" style:use-optimal-column-width="false"/>
    </style:style>
    <style:style style:name="TableColumn47" style:family="table-column">
      <style:table-column-properties style:column-width="3.2812in" style:use-optimal-column-width="false"/>
    </style:style>
    <style:style style:name="Table44" style:family="table">
      <style:table-properties style:width="6.3972in" style:rel-width="100%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padding-top="0in" fo:padding-left="0.0486in" fo:padding-bottom="0in" fo:padding-right="0.0486in"/>
    </style:style>
    <style:style style:name="P50" style:parent-style-name="Standard" style:family="paragraph">
      <style:paragraph-properties style:snap-to-layout-grid="false"/>
    </style:style>
    <style:style style:name="TableCell51" style:family="table-cell">
      <style:table-cell-properties fo:border="none" fo:padding-top="0in" fo:padding-left="0.0486in" fo:padding-bottom="0in" fo:padding-right="0.0486in"/>
    </style:style>
    <style:style style:name="P52" style:parent-style-name="Standard" style:family="paragraph">
      <style:paragraph-properties style:snap-to-layout-grid="false"/>
    </style:style>
    <style:style style:name="TableCell53" style:family="table-cell">
      <style:table-cell-properties fo:border="none" fo:padding-top="0in" fo:padding-left="0.0486in" fo:padding-bottom="0in" fo:padding-right="0.0486in"/>
    </style:style>
    <style:style style:name="P54" style:parent-style-name="Standard" style:family="paragraph">
      <style:paragraph-properties style:snap-to-layout-grid="false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fo:padding-top="0in" fo:padding-left="0.0486in" fo:padding-bottom="0in" fo:padding-right="0.0486in"/>
    </style:style>
    <style:style style:name="P57" style:parent-style-name="Standard" style:family="paragraph">
      <style:paragraph-properties style:snap-to-layout-grid="false"/>
    </style:style>
    <style:style style:name="TableCell58" style:family="table-cell">
      <style:table-cell-properties fo:border="none" fo:padding-top="0in" fo:padding-left="0.0486in" fo:padding-bottom="0in" fo:padding-right="0.0486in"/>
    </style:style>
    <style:style style:name="P59" style:parent-style-name="Standard" style:family="paragraph">
      <style:paragraph-properties style:snap-to-layout-grid="false"/>
    </style:style>
    <style:style style:name="TableCell60" style:family="table-cell">
      <style:table-cell-properties fo:border="none" fo:padding-top="0in" fo:padding-left="0.0486in" fo:padding-bottom="0in" fo:padding-right="0.0486in"/>
    </style:style>
    <style:style style:name="P61" style:parent-style-name="Standard" style:family="paragraph">
      <style:paragraph-properties style:snap-to-layout-grid="false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/>
    </style:style>
    <style:style style:name="TableCell65" style:family="table-cell">
      <style:table-cell-properties fo:border="none" fo:padding-top="0in" fo:padding-left="0.0486in" fo:padding-bottom="0in" fo:padding-right="0.0486in"/>
    </style:style>
    <style:style style:name="P66" style:parent-style-name="Standard" style:family="paragraph">
      <style:paragraph-properties style:snap-to-layout-grid="false"/>
    </style:style>
    <style:style style:name="TableCell67" style:family="table-cell">
      <style:table-cell-properties fo:border="none" fo:padding-top="0in" fo:padding-left="0.0486in" fo:padding-bottom="0in" fo:padding-right="0.0486in"/>
    </style:style>
    <style:style style:name="P68" style:parent-style-name="Standard" style:family="paragraph">
      <style:paragraph-properties style:snap-to-layout-grid="false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padding-top="0in" fo:padding-left="0.0486in" fo:padding-bottom="0in" fo:padding-right="0.0486in"/>
    </style:style>
    <style:style style:name="P71" style:parent-style-name="Standard" style:family="paragraph">
      <style:paragraph-properties style:snap-to-layout-grid="false"/>
    </style:style>
    <style:style style:name="TableCell72" style:family="table-cell">
      <style:table-cell-properties fo:border="none" fo:padding-top="0in" fo:padding-left="0.0486in" fo:padding-bottom="0in" fo:padding-right="0.0486in"/>
    </style:style>
    <style:style style:name="P73" style:parent-style-name="Standard" style:family="paragraph">
      <style:paragraph-properties style:snap-to-layout-grid="false"/>
      <style:text-properties fo:color="#000000"/>
    </style:style>
    <style:style style:name="TableCell74" style:family="table-cell">
      <style:table-cell-properties fo:border="none" fo:padding-top="0in" fo:padding-left="0.0486in" fo:padding-bottom="0in" fo:padding-right="0.0486in"/>
    </style:style>
    <style:style style:name="P75" style:parent-style-name="Standard" style:family="paragraph">
      <style:paragraph-properties style:snap-to-layout-grid="false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fo:padding-top="0in" fo:padding-left="0.0486in" fo:padding-bottom="0in" fo:padding-right="0.0486in"/>
    </style:style>
    <style:style style:name="P78" style:parent-style-name="Standard" style:family="paragraph">
      <style:paragraph-properties style:snap-to-layout-grid="false"/>
    </style:style>
    <style:style style:name="TableCell79" style:family="table-cell">
      <style:table-cell-properties fo:border="none" fo:padding-top="0in" fo:padding-left="0.0486in" fo:padding-bottom="0in" fo:padding-right="0.0486in"/>
    </style:style>
    <style:style style:name="P80" style:parent-style-name="Standard" style:family="paragraph">
      <style:paragraph-properties style:snap-to-layout-grid="false"/>
      <style:text-properties fo:color="#000000"/>
    </style:style>
    <style:style style:name="TableCell81" style:family="table-cell">
      <style:table-cell-properties fo:border="none" fo:padding-top="0in" fo:padding-left="0.0486in" fo:padding-bottom="0in" fo:padding-right="0.0486in"/>
    </style:style>
    <style:style style:name="P82" style:parent-style-name="Standard" style:family="paragraph">
      <style:paragraph-properties style:snap-to-layout-grid="false"/>
    </style:style>
    <style:style style:name="P8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84" style:parent-style-name="Standard" style:family="paragraph">
      <style:paragraph-properties fo:text-align="center"/>
    </style:style>
    <style:style style:name="T85" style:parent-style-name="Bekezdésalapbetűtípusa" style:family="text">
      <style:text-properties fo:font-weight="bold" style:font-weight-asian="bold"/>
    </style:style>
    <style:style style:name="T86" style:parent-style-name="Bekezdésalapbetűtípusa" style:family="text">
      <style:text-properties fo:font-weight="bold" style:font-weight-asian="bold"/>
    </style:style>
    <style:style style:name="T87" style:parent-style-name="Bekezdésalapbetűtípusa" style:family="text">
      <style:text-properties fo:font-weight="bold" style:font-weight-asian="bold"/>
    </style:style>
    <style:style style:name="T88" style:parent-style-name="Bekezdésalapbetűtípusa" style:family="text">
      <style:text-properties fo:font-weight="bold" style:font-weight-asian="bold"/>
    </style:style>
    <style:style style:name="TableColumn90" style:family="table-column">
      <style:table-column-properties style:column-width="3.15in" style:use-optimal-column-width="false"/>
    </style:style>
    <style:style style:name="TableColumn91" style:family="table-column">
      <style:table-column-properties style:column-width="3.15in" style:use-optimal-column-width="false"/>
    </style:style>
    <style:style style:name="Table89" style:family="table">
      <style:table-properties style:width="6.3in" fo:margin-left="0.0312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TableCell95" style:family="table-cell">
      <style:table-cell-properties fo:border="0.0034in solid #000000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2" style:parent-style-name="Bekezdésalapbetűtípusa" style:family="text">
      <style:text-properties fo:font-weight="bold" style:font-weight-asian="bold"/>
    </style:style>
    <style:style style:name="T113" style:parent-style-name="Bekezdésalapbetűtípusa" style:family="text">
      <style:text-properties fo:font-weight="bold" style:font-weight-asian="bold"/>
    </style:style>
    <style:style style:name="T114" style:parent-style-name="Bekezdésalapbetűtípusa" style:family="text">
      <style:text-properties fo:font-weight="bold" style:font-weight-asian="bold"/>
    </style:style>
    <style:style style:name="TableColumn116" style:family="table-column">
      <style:table-column-properties style:column-width="1.65in"/>
    </style:style>
    <style:style style:name="TableColumn117" style:family="table-column">
      <style:table-column-properties style:column-width="4.7472in"/>
    </style:style>
    <style:style style:name="Table115" style:family="table">
      <style:table-properties style:width="6.3972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120" style:parent-style-name="Standard" style:family="paragraph">
      <style:text-properties style:letter-kerning="false" style:language-asian="hu" style:country-asian="HU"/>
    </style:style>
    <style:style style:name="TableCell12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22" style:parent-style-name="Standard" style:family="paragraph">
      <style:text-properties style:letter-kerning="false" style:language-asian="hu" style:country-asian="HU"/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25" style:parent-style-name="Bekezdésalapbetűtípusa" style:family="text">
      <style:text-properties style:letter-kerning="false" style:language-asian="hu" style:country-asian="HU"/>
    </style:style>
    <style:style style:name="TableCell12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27" style:parent-style-name="Bekezdésalapbetűtípusa" style:family="text">
      <style:text-properties style:letter-kerning="false" style:language-asian="hu" style:country-asian="HU"/>
    </style:style>
    <style:style style:name="T128" style:parent-style-name="Bekezdésalapbetűtípusa" style:family="text">
      <style:text-properties style:letter-kerning="false" style:language-asian="hu" style:country-asian="HU"/>
    </style:style>
    <style:style style:name="TableRow129" style:family="table-row">
      <style:table-row-properties/>
    </style:style>
    <style:style style:name="TableCell13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31" style:parent-style-name="Bekezdésalapbetűtípusa" style:family="text">
      <style:text-properties style:letter-kerning="false" style:language-asian="hu" style:country-asian="HU"/>
    </style:style>
    <style:style style:name="TableCell13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33" style:parent-style-name="Bekezdésalapbetűtípusa" style:family="text">
      <style:text-properties style:letter-kerning="false" style:language-asian="hu" style:country-asian="HU"/>
    </style:style>
    <style:style style:name="T134" style:parent-style-name="Bekezdésalapbetűtípusa" style:family="text">
      <style:text-properties style:letter-kerning="false" style:language-asian="hu" style:country-asian="HU"/>
    </style:style>
    <style:style style:name="TableRow135" style:family="table-row">
      <style:table-row-properties/>
    </style:style>
    <style:style style:name="TableCell13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37" style:parent-style-name="Bekezdésalapbetűtípusa" style:family="text">
      <style:text-properties style:letter-kerning="false" style:language-asian="hu" style:country-asian="HU"/>
    </style:style>
    <style:style style:name="TableCell13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39" style:parent-style-name="Bekezdésalapbetűtípusa" style:family="text">
      <style:text-properties style:letter-kerning="false" style:language-asian="hu" style:country-asian="HU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42" style:parent-style-name="Bekezdésalapbetűtípusa" style:family="text">
      <style:text-properties style:letter-kerning="false" style:language-asian="hu" style:country-asian="HU"/>
    </style:style>
    <style:style style:name="TableCell14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44" style:parent-style-name="Bekezdésalapbetűtípusa" style:family="text">
      <style:text-properties style:letter-kerning="false" style:language-asian="hu" style:country-asian="HU"/>
    </style:style>
    <style:style style:name="TableRow145" style:family="table-row">
      <style:table-row-properties/>
    </style:style>
    <style:style style:name="TableCell14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47" style:parent-style-name="Bekezdésalapbetűtípusa" style:family="text">
      <style:text-properties style:letter-kerning="false" style:language-asian="hu" style:country-asian="HU"/>
    </style:style>
    <style:style style:name="TableCell14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49" style:parent-style-name="Bekezdésalapbetűtípusa" style:family="text">
      <style:text-properties style:letter-kerning="false" style:language-asian="hu" style:country-asian="HU"/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52" style:parent-style-name="Bekezdésalapbetűtípusa" style:family="text">
      <style:text-properties style:letter-kerning="false" style:language-asian="hu" style:country-asian="HU"/>
    </style:style>
    <style:style style:name="TableCell15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54" style:parent-style-name="Bekezdésalapbetűtípusa" style:family="text">
      <style:text-properties style:letter-kerning="false" style:language-asian="hu" style:country-asian="HU"/>
    </style:style>
    <style:style style:name="TableRow155" style:family="table-row">
      <style:table-row-properties/>
    </style:style>
    <style:style style:name="TableCell15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57" style:parent-style-name="Bekezdésalapbetűtípusa" style:family="text">
      <style:text-properties style:letter-kerning="false" style:language-asian="hu" style:country-asian="HU"/>
    </style:style>
    <style:style style:name="TableCell15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59" style:parent-style-name="Bekezdésalapbetűtípusa" style:family="text">
      <style:text-properties style:letter-kerning="false" style:language-asian="hu" style:country-asian="HU"/>
    </style:style>
    <style:style style:name="TableRow160" style:family="table-row">
      <style:table-row-properties/>
    </style:style>
    <style:style style:name="TableCell16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62" style:parent-style-name="Bekezdésalapbetűtípusa" style:family="text">
      <style:text-properties style:letter-kerning="false" style:language-asian="hu" style:country-asian="HU"/>
    </style:style>
    <style:style style:name="TableCell16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64" style:parent-style-name="Bekezdésalapbetűtípusa" style:family="text">
      <style:text-properties style:letter-kerning="false" style:language-asian="hu" style:country-asian="HU"/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67" style:parent-style-name="Bekezdésalapbetűtípusa" style:family="text">
      <style:text-properties style:letter-kerning="false" style:language-asian="hu" style:country-asian="HU"/>
    </style:style>
    <style:style style:name="TableCell16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69" style:parent-style-name="Bekezdésalapbetűtípusa" style:family="text">
      <style:text-properties style:letter-kerning="false" style:language-asian="hu" style:country-asian="HU"/>
    </style:style>
    <style:style style:name="TableRow170" style:family="table-row">
      <style:table-row-properties/>
    </style:style>
    <style:style style:name="TableCell17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72" style:parent-style-name="Bekezdésalapbetűtípusa" style:family="text">
      <style:text-properties style:letter-kerning="false" style:language-asian="hu" style:country-asian="HU"/>
    </style:style>
    <style:style style:name="TableCell17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74" style:parent-style-name="Bekezdésalapbetűtípusa" style:family="text">
      <style:text-properties style:letter-kerning="false" style:language-asian="hu" style:country-asian="HU"/>
    </style:style>
    <style:style style:name="TableRow175" style:family="table-row">
      <style:table-row-properties/>
    </style:style>
    <style:style style:name="TableCell17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77" style:parent-style-name="Bekezdésalapbetűtípusa" style:family="text">
      <style:text-properties style:letter-kerning="false" style:language-asian="hu" style:country-asian="HU"/>
    </style:style>
    <style:style style:name="TableCell17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79" style:parent-style-name="Standard" style:family="paragraph">
      <style:text-properties style:letter-kerning="false" style:language-asian="hu" style:country-asian="HU"/>
    </style:style>
    <style:style style:name="TableColumn181" style:family="table-column">
      <style:table-column-properties style:column-width="1.934in" style:use-optimal-column-width="false"/>
    </style:style>
    <style:style style:name="TableColumn182" style:family="table-column">
      <style:table-column-properties style:column-width="4.2972in" style:use-optimal-column-width="false"/>
    </style:style>
    <style:style style:name="Table180" style:family="table">
      <style:table-properties style:width="6.2312in" fo:margin-left="-0.0784in" table:align="left"/>
    </style:style>
    <style:style style:name="TableRow183" style:family="table-row">
      <style:table-row-properties style:min-row-height="0.1888in" style:use-optimal-row-height="false"/>
    </style:style>
    <style:style style:name="TableCell184" style:family="table-cell">
      <style:table-cell-properties fo:border-top="0.0069in solid #000000" fo:border-left="0.0069in solid #000000" fo:border-bottom="0.0104in double #000000" style:border-line-width-bottom="0.0034in 0.0034in 0.0034in" fo:border-right="non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  <style:text-properties fo:font-weight="bold" style:font-weight-asian="bold"/>
    </style:style>
    <style:style style:name="TableCell186" style:family="table-cell">
      <style:table-cell-properties fo:border-top="0.0069in solid #000000" fo:border-left="0.0069in solid #000000" fo:border-bottom="0.0104in double #000000" style:border-line-width-bottom="0.0034in 0.0034in 0.0034in" fo:border-right="0.0069in solid #000000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</style:style>
    <style:style style:name="TableRow188" style:family="table-row">
      <style:table-row-properties style:min-row-height="0.1784in" style:use-optimal-row-height="false"/>
    </style:style>
    <style:style style:name="TableCell189" style:family="table-cell">
      <style:table-cell-properties fo:border-top="0.0104in double #000000" style:border-line-width-top="0.0034in 0.0034in 0.0034in" fo:border-left="0.0069in solid #000000" fo:border-bottom="0.0069in solid #000000" fo:border-right="none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/>
      <style:text-properties fo:font-weight="bold" style:font-weight-asian="bold"/>
    </style:style>
    <style:style style:name="TableCell191" style:family="table-cell">
      <style:table-cell-properties fo:border-top="0.0104in double #000000" style:border-line-width-top="0.0034in 0.0034in 0.0034in" fo:border-left="0.0069in solid #000000" fo:border-bottom="0.0069in solid #000000" fo:border-right="0.0069in solid #000000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</style:style>
    <style:style style:name="TableRow193" style:family="table-row">
      <style:table-row-properties style:min-row-height="0.1888in" style:use-optimal-row-height="false"/>
    </style:style>
    <style:style style:name="TableCell1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/>
      <style:text-properties fo:font-weight="bold" style:font-weight-asian="bold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Standard" style:family="paragraph">
      <style:paragraph-properties style:snap-to-layout-grid="false"/>
    </style:style>
    <style:style style:name="TableRow198" style:family="table-row">
      <style:table-row-properties style:min-row-height="0.1993in"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0" style:parent-style-name="Standard" style:family="paragraph">
      <style:paragraph-properties style:snap-to-layout-grid="false"/>
      <style:text-properties fo:font-weight="bold" style:font-weight-asian="bold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/>
    </style:style>
    <style:style style:name="TableColumn204" style:family="table-column">
      <style:table-column-properties style:column-width="1.3979in" style:use-optimal-column-width="false"/>
    </style:style>
    <style:style style:name="TableColumn205" style:family="table-column">
      <style:table-column-properties style:column-width="0.9027in" style:use-optimal-column-width="false"/>
    </style:style>
    <style:style style:name="TableColumn206" style:family="table-column">
      <style:table-column-properties style:column-width="0.9979in" style:use-optimal-column-width="false"/>
    </style:style>
    <style:style style:name="TableColumn207" style:family="table-column">
      <style:table-column-properties style:column-width="2.943in" style:use-optimal-column-width="false"/>
    </style:style>
    <style:style style:name="Table203" style:family="table">
      <style:table-properties style:width="6.2416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210" style:parent-style-name="Standard" style:family="paragraph">
      <style:paragraph-properties style:snap-to-layout-grid="false"/>
      <style:text-properties fo:font-weight="bold" style:font-weight-asian="bold"/>
    </style:style>
    <style:style style:name="TableCell211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212" style:parent-style-name="Standard" style:family="paragraph">
      <style:paragraph-properties style:snap-to-layout-grid="false"/>
      <style:text-properties fo:font-weight="bold" style:font-weight-asian="bold"/>
    </style:style>
    <style:style style:name="TableCell213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fo:font-weight="bold" style:font-weight-asian="bold"/>
    </style:style>
    <style:style style:name="TableCell215" style:family="table-cell">
      <style:table-cell-properties fo:border="0.0069in solid #000000" fo:background-color="#E6E6E6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  <style:text-properties fo:font-weight="bold" style:font-weight-asian="bold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</style:style>
    <style:style style:name="TableCell2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/>
    </style:style>
    <style:style style:name="TableCell2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3" style:parent-style-name="Standard" style:family="paragraph">
      <style:paragraph-properties style:snap-to-layout-grid="false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/>
    </style:style>
    <style:style style:name="TableCell2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0" style:parent-style-name="Standard" style:family="paragraph">
      <style:paragraph-properties style:snap-to-layout-grid="false"/>
    </style:style>
    <style:style style:name="TableCell2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/>
    </style:style>
    <style:style style:name="TableCell2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/>
    </style:style>
    <style:style style:name="TableCell2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[ANYAG SORSZ</text:span><text:span text:style-name="T19">ÁMA ÉS<text:s/></text:span><text:span text:style-name="T20">C</text:span><text:span text:style-name="T21">ÍME]</text:span></text:p>
      <text:p text:style-name="P22"/>
      <text:p text:style-name="P23"/>
      <text:p text:style-name="P24"><text:span text:style-name="T25">54</text:span><text:span text:style-name="T26"><text:s/>– Override</text:span></text:p>
      <text:p text:style-name="P27"/>
      <text:p text:style-name="P28"/>
      <text:p text:style-name="P29">Konzulens:</text:p>
      <text:p text:style-name="P30">László Zoltán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Csapattagok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Kriván Bálint</text:p>
          </table:table-cell>
          <table:table-cell table:style-name="TableCell51">
            <text:p text:style-name="P52">CBVOEN</text:p>
          </table:table-cell>
          <table:table-cell table:style-name="TableCell53">
            <text:p text:style-name="P54">balint@krivan.hu</text:p>
          </table:table-cell>
        </table:table-row>
        <table:table-row table:style-name="TableRow55">
          <table:table-cell table:style-name="TableCell56">
            <text:p text:style-name="P57">Jákli Gábor</text:p>
          </table:table-cell>
          <table:table-cell table:style-name="TableCell58">
            <text:p text:style-name="P59">ONZ5G1</text:p>
          </table:table-cell>
          <table:table-cell table:style-name="TableCell60">
            <text:p text:style-name="P61">j_gab666@hotmail.com</text:p>
          </table:table-cell>
        </table:table-row>
        <table:table-row table:style-name="TableRow62">
          <table:table-cell table:style-name="TableCell63">
            <text:p text:style-name="P64">Dévényi Attila</text:p>
          </table:table-cell>
          <table:table-cell table:style-name="TableCell65">
            <text:p text:style-name="P66">L1YRH0</text:p>
          </table:table-cell>
          <table:table-cell table:style-name="TableCell67">
            <text:p text:style-name="P68">devenyiat@gmail.com</text:p>
          </table:table-cell>
        </table:table-row>
        <table:table-row table:style-name="TableRow69">
          <table:table-cell table:style-name="TableCell70">
            <text:p text:style-name="P71">Apagyi Gábor</text:p>
          </table:table-cell>
          <table:table-cell table:style-name="TableCell72">
            <text:p text:style-name="P73"><text:bookmark-start text:name="internal-source-marker_0.651673025218769"/><text:bookmark-end text:name="internal-source-marker_0.651673025218769"/>X8SG3T</text:p>
          </table:table-cell>
          <table:table-cell table:style-name="TableCell74">
            <text:p text:style-name="P75">apagyi.gabooo@gmail.com</text:p>
          </table:table-cell>
        </table:table-row>
        <table:table-row table:style-name="TableRow76">
          <table:table-cell table:style-name="TableCell77">
            <text:p text:style-name="P78">Péter Tamás Pál</text:p>
          </table:table-cell>
          <table:table-cell table:style-name="TableCell79">
            <text:p text:style-name="P80">N5ZLEG</text:p>
          </table:table-cell>
          <table:table-cell table:style-name="TableCell81">
            <text:p text:style-name="P82">falconsaglevlist@gmail.com</text:p>
          </table:table-cell>
        </table:table-row>
      </table:table>
      <text:p text:style-name="Standard"/>
      <text:p text:style-name="P83">2011.02.16.</text:p>
      <text:p text:style-name="P84"/>
      <text:h text:style-name="Címsor1" text:outline-level="1"><text:bookmark-start text:name="_Ref251771138"/><text:soft-page-break/>Követelmény, projekt, funkcionalitás<text:bookmark-end text:name="_Ref251771138"/></text:h>
      <text:h text:style-name="Címsor2" text:outline-level="2">Követelmény definíció</text:h>
      <text:p text:style-name="magyarazat">[A 2.1. és 2.2. dokumentumok tartalomjegyzéke a Szoftvertechnológia c. tárgy fóliáin megtalálható. De követhetők a Software Engineering tankönyvekben közölt tartalomjegyzékek és egy korábbi<text:s/><text:a xlink:href="http://kfarkas.iit.bme.hu/%7Eszoftlab4/mintapelda.pdf" office:target-frame-name="_top" xlink:show="replace"><text:span text:style-name="Internetlink">minta</text:span></text:a><text:s/>is. Mindenképpen specifikálni kell a szoftver fordításával, futtatásával és telepítésével kapcsolatos rendszer(ek) paramétereit.]</text:p>
      <text:h text:style-name="Címsor3" text:outline-level="3">A program célja, alapvető feladata</text:h>
      <text:h text:style-name="Címsor3" text:outline-level="3">A fejlesztőkörnyezet</text:h>
      <text:h text:style-name="Címsor3" text:outline-level="3">A futtatáshoz szükséges környezet</text:h>
      <text:p text:style-name="Standard">Java Runtime Environment, illetve az a számítógép, mely ezt futtatni képes. (A Sun ajánlásai PC-re: Pentium 166Mhz vagy gyorsabb processzor és 32Mb memória.) A játék használatához graﬁkus<text:s/>képernyő és egér szükséges.</text:p>
      <text:h text:style-name="Címsor3" text:outline-level="3">A felhasználói felület</text:h>
      <text:h text:style-name="Címsor3" text:outline-level="3">Minőségi tényezők</text:h>
      <text:p text:style-name="Standard"><text:span text:style-name="T85">Teljesítmény</text:span>: A cél az, hogy a digitális rendszer modellező szoftver használható legyen a fentebb meghatározott minimális rendszeren. A graﬁkus felületnél törekedni fogunk a folyamatos szimuláció megjelenítése.</text:p>
      <text:p text:style-name="Standard"><text:span text:style-name="T86">Újrafelhasználhatóság</text:span>: A cél az, hogy a graﬁkus felhasználói felületet a program többi részétől teljesen különválasszuk, így lehetővé téve azt, hogy később a graﬁkus felület egyszerűen és gyorsan változtatható legyen.</text:p>
      <text:p text:style-name="Standard"><text:span text:style-name="T87">Rugalmasság</text:span>: A rugalmasságot a fejlesztőkörnyezet biztosítja, a<text:s/>modellező szoftvernek<text:s/>ugyanis minden olyan környezetben futtathatónak kell lennie, melyben létezik megfelelő Java futtatókörnyezet.</text:p>
      <text:p text:style-name="Standard"><text:span text:style-name="T88">Felhasználhatóság</text:span>: A használat különösebb tanítást nem igényel, alapfokú számítástechnikai tudással akár a felhasználói kézikönyv elolvasása nélkül is használható.</text:p>
      <text:h text:style-name="Címsor3" text:outline-level="3">A software minősítése</text:h>
      <text:p text:style-name="Standard">A kifejlesztett software akkor megfelelő, ha minél pontosabban megegyezik a fentebb leírtakkal. Ezt ellenőrizni lehet a játék futtatásával és kipróbálásával, illetve a forráskód és a modell összevetésével.</text:p>
      <text:h text:style-name="Címsor3" text:outline-level="3">A kibocsátás</text:h>
      <text:p text:style-name="Standard">A program kibocsátása először a forráskóddal együtt a konzulens felé fog történni.</text:p>
      <text:h text:style-name="Címsor2" text:outline-level="2">Projekt terv</text:h>
      <text:p text:style-name="magyarazat">[Tartalmaznia kell a projekt végrehajtásának lépéseit, a lépések, eredmények határidejét,<text:s/>az egyes feladatok elvégzéséért felelős személyek nevét és beosztását, a szükséges erőforrásokat, stb]</text:p>
      <text:h text:style-name="Címsor3" text:outline-level="3">Fejlesztői csapat</text:h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Csapattag neve</text:p>
          </table:table-cell>
          <table:table-cell table:style-name="TableCell95">
            <text:p text:style-name="P96">Feladatköre</text:p>
          </table:table-cell>
        </table:table-row>
        <table:table-row table:style-name="TableRow97">
          <table:table-cell table:style-name="TableCell98">
            <text:p text:style-name="TableContents">Kriván Bálint</text:p>
          </table:table-cell>
          <table:table-cell table:style-name="TableCell99">
            <text:p text:style-name="TableContents">csapatvezető, kód, dokumentáció, szervezés</text:p>
          </table:table-cell>
        </table:table-row>
        <text:soft-page-break/>
        <table:table-row table:style-name="TableRow100">
          <table:table-cell table:style-name="TableCell101">
            <text:p text:style-name="TableContents">Jákli Gábor</text:p>
          </table:table-cell>
          <table:table-cell table:style-name="TableCell102">
            <text:p text:style-name="TableContents">kód, dokumentáció, ticket kordinálás</text:p>
          </table:table-cell>
        </table:table-row>
        <table:table-row table:style-name="TableRow103">
          <table:table-cell table:style-name="TableCell104">
            <text:p text:style-name="TableContents">Dévényi Attila</text:p>
          </table:table-cell>
          <table:table-cell table:style-name="TableCell105">
            <text:p text:style-name="TableContents">kód, dokumentáció</text:p>
          </table:table-cell>
        </table:table-row>
        <table:table-row table:style-name="TableRow106">
          <table:table-cell table:style-name="TableCell107">
            <text:p text:style-name="TableContents">Apagyi Gábor</text:p>
          </table:table-cell>
          <table:table-cell table:style-name="TableCell108">
            <text:p text:style-name="TableContents">kód, dokumentáció</text:p>
          </table:table-cell>
        </table:table-row>
        <table:table-row table:style-name="TableRow109">
          <table:table-cell table:style-name="TableCell110">
            <text:p text:style-name="TableContents">Péter Tamás Pál</text:p>
          </table:table-cell>
          <table:table-cell table:style-name="TableCell111">
            <text:p text:style-name="TableContents">kód, dokumentáció</text:p>
          </table:table-cell>
        </table:table-row>
      </table:table>
      <text:h text:style-name="Címsor3" text:outline-level="3">Életciklus modell</text:h>
      <text:h text:style-name="Címsor3" text:outline-level="3">Szervezési struktúra</text:h>
      <text:p text:style-name="Standard">A csapat öt emberből áll. A feladat szempontjából a tudásunk nem azonos, mindenki más-más</text:p>
      <text:p text:style-name="Standard">területet érez a magáénak, illetve a feladat eltérő részinek megoldásához van nagyobb kedvünk. Azt a felépítést választottuk, hogy mindenki az érdeklődésének és tudásának legmegfelelőbb részt kapja az egész feladatból. A feladatok szétosztását találkozókon beszéljük meg, ahol az egyéni kívánságok<text:s/>mellett ügyelünk arra, hogy minden feladat kiosztásra kerüljön, valamint a csapattagok az egész feladat<text:s/>megoldásából nagyjából egyenlő<text:s/>mértékben vegyék ki a részüket. A találkozók keretében, mivel<text:s/>a szétosztott feladatok nagy mértékben függnek egymástól, javaslatokat teszünk egymásnak a feladat megoldásának körülményeit és a határidőt illetően. Ezt követően a csapattagok elvégzik a rájuk</text:p>
      <text:p text:style-name="Standard">kiosztott<text:s/>feladatot, melyek a következő<text:s/>találkozón való egyeztetés után tehetők közzé.</text:p>
      <text:p text:style-name="Standard">Hogy a fejlesztés minél hatékonyabb és zökkenő mentesebb legyen, a következő korszerű<text:s/>eszközöket alkalmazzuk:</text:p>
      <text:p text:style-name="Standard">E-mail: Az egymás számára fontos anyagokat, melyeket a találkozókon előzetesen megbeszéltünk,<text:s/>levélben küldjük el.</text:p>
      <text:p text:style-name="Standard">Msn: Felvettük egymást a Microsoft Messenger-be, hogy szükség esetén egymástól is segítséget<text:s/>tudjunk kérni kisebb technikai problémák megoldásában.<text:s/>Természetesen ezek a feladat lényegét, a projectről hozott döntéseket nem érinthetik, de<text:s/>kivételes helyzetben akár az Interneten is tarthatunk találkozót.</text:p>
      <text:p text:style-name="Standard">Git-repo:<text:s/>A feladatok megoldása közben keletkezett anyagokat egy, kizárólag a csapat tagjai által hozzáférhető<text:s/>helyen<text:s/>tároljuk. Így mindig elérhető<text:s/>a fejlesztések legfrisseb változata.<text:s/>Csapatunk a<text:s/><text:a xlink:href="http://www.codaset.com" office:target-frame-name="_top" xlink:show="replace"><text:span text:style-name="Hiperhivatkozás">www.codaset.com</text:span></text:a><text:s/>oldal által nyújtott ingyenes git-repo-t használja.</text:p>
      <text:p text:style-name="Standard">Ticket: A fejlesztés során felmerülő problémákat, kérdéseket ticket formájában megírjuk egymásnak, amit később a kijelölt felelős személy megold, ha szükséges akkor együtt konzultálunk a megoldás módjáról, menetéről.</text:p>
      <text:h text:style-name="Címsor3" text:outline-level="3">Fejlesztési ütemterv</text:h>
      <text:p text:style-name="Standard">A program fejlesztésének három fő lépcsőfoka van. Ezek a következők:</text:p>
      <text:p text:style-name="Standard"><text:span text:style-name="T112">Skeleton</text:span>: A cél az, hogy mind a dinamikus, mind az objektum modell jól legyen kitalálva. Ha ezek<text:s/>elkészültek, akkor a fejlesztés szempontjából sikeresen leraktuk az alapokat.</text:p>
      <text:p text:style-name="Standard"><text:span text:style-name="T113">Prototípus</text:span>: Ez már szinte a teljes változat, csak a graﬁkus felület elemei hiányoznak. Ez a változat tökéletesen megfelelő arra, hogy az objektumok, rutinok, függvények szemantikai helyességét vizsgáljuk.</text:p>
      <text:p text:style-name="Standard"><text:span text:style-name="T114">Graﬁkus változat:</text:span><text:s/>A program teljes változata. Tulajdonképpen a prototípus a graﬁkus felülettel</text:p>
      <text:p text:style-name="Standard">kiegészítve, esetleg kismértékben továbbfejlesztve.</text:p>
      <text:h text:style-name="Címsor3" text:outline-level="3">Határidők</text:h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febr. 11.</text:p>
          </table:table-cell>
          <table:table-cell table:style-name="TableCell121">
            <text:p text:style-name="P122">Csapat regisztráció</text:p>
          </table:table-cell>
        </table:table-row>
        <table:table-row table:style-name="TableRow123">
          <table:table-cell table:style-name="TableCell124">
            <text:p text:style-name="Standard"><text:span text:style-name="T125">febr. 21.</text:span></text:p>
          </table:table-cell>
          <table:table-cell table:style-name="TableCell126">
            <text:p text:style-name="Standard"><text:span text:style-name="T127">Követelmény,<text:s/></text:span><text:span text:style-name="T128">projekt, funkcionalitás</text:span></text:p>
          </table:table-cell>
        </table:table-row>
        <table:table-row table:style-name="TableRow129">
          <table:table-cell table:style-name="TableCell130">
            <text:p text:style-name="Standard"><text:span text:style-name="T131">febr. 28.</text:span></text:p>
          </table:table-cell>
          <table:table-cell table:style-name="TableCell132">
            <text:p text:style-name="Standard"><text:span text:style-name="T133">Analízis modell kidolgozása 1</text:span><text:span text:style-name="T134">.</text:span></text:p>
          </table:table-cell>
        </table:table-row>
        <table:table-row table:style-name="TableRow135">
          <table:table-cell table:style-name="TableCell136">
            <text:p text:style-name="Standard"><text:span text:style-name="T137">márc. 7.</text:span></text:p>
          </table:table-cell>
          <table:table-cell table:style-name="TableCell138">
            <text:p text:style-name="Standard"><text:span text:style-name="T139">Analízis modell kidolgozása 2.</text:span></text:p>
          </table:table-cell>
        </table:table-row>
        <table:table-row table:style-name="TableRow140">
          <table:table-cell table:style-name="TableCell141">
            <text:p text:style-name="Standard"><text:span text:style-name="T142">márc. 14.</text:span></text:p>
          </table:table-cell>
          <table:table-cell table:style-name="TableCell143">
            <text:p text:style-name="Standard"><text:span text:style-name="T144">Szkeleton tervezése</text:span></text:p>
          </table:table-cell>
        </table:table-row>
        <table:table-row table:style-name="TableRow145">
          <table:table-cell table:style-name="TableCell146">
            <text:p text:style-name="Standard"><text:span text:style-name="T147">márc. 21.</text:span></text:p>
          </table:table-cell>
          <table:table-cell table:style-name="TableCell148">
            <text:p text:style-name="Standard"><text:span text:style-name="T149">Szkeleton</text:span></text:p>
          </table:table-cell>
        </table:table-row>
        <table:table-row table:style-name="TableRow150">
          <table:table-cell table:style-name="TableCell151">
            <text:p text:style-name="Standard"><text:span text:style-name="T152">márc. 28.</text:span></text:p>
          </table:table-cell>
          <table:table-cell table:style-name="TableCell153">
            <text:p text:style-name="Standard"><text:span text:style-name="T154">Prototípus koncepciója</text:span></text:p>
          </table:table-cell>
        </table:table-row>
        <table:table-row table:style-name="TableRow155">
          <table:table-cell table:style-name="TableCell156">
            <text:p text:style-name="Standard"><text:span text:style-name="T157">ápr.  4.</text:span></text:p>
          </table:table-cell>
          <table:table-cell table:style-name="TableCell158">
            <text:p text:style-name="Standard"><text:span text:style-name="T159">Részletes tervek</text:span></text:p>
          </table:table-cell>
        </table:table-row>
        <table:table-row table:style-name="TableRow160">
          <table:table-cell table:style-name="TableCell161">
            <text:p text:style-name="Standard"><text:span text:style-name="T162">ápr. 18.</text:span></text:p>
          </table:table-cell>
          <table:table-cell table:style-name="TableCell163">
            <text:p text:style-name="Standard"><text:span text:style-name="T164">Prototípus</text:span></text:p>
          </table:table-cell>
        </table:table-row>
        <table:table-row table:style-name="TableRow165">
          <table:table-cell table:style-name="TableCell166">
            <text:p text:style-name="Standard"><text:span text:style-name="T167">ápr. 26.</text:span></text:p>
          </table:table-cell>
          <table:table-cell table:style-name="TableCell168">
            <text:p text:style-name="Standard"><text:span text:style-name="T169">Grafikus felület specifikációja</text:span></text:p>
          </table:table-cell>
        </table:table-row>
        <table:table-row table:style-name="TableRow170">
          <table:table-cell table:style-name="TableCell171">
            <text:p text:style-name="Standard"><text:span text:style-name="T172">máj. 9.</text:span></text:p>
          </table:table-cell>
          <table:table-cell table:style-name="TableCell173">
            <text:p text:style-name="Standard"><text:span text:style-name="T174">Grafikus változat</text:span></text:p>
          </table:table-cell>
        </table:table-row>
        <table:table-row table:style-name="TableRow175">
          <table:table-cell table:style-name="TableCell176">
            <text:p text:style-name="Standard"><text:span text:style-name="T177">máj. 13.</text:span></text:p>
          </table:table-cell>
          <table:table-cell table:style-name="TableCell178">
            <text:p text:style-name="P179">Összefoglalás</text:p>
          </table:table-cell>
        </table:table-row>
      </table:table>
      <text:p text:style-name="Standard"/>
      <text:h text:style-name="Címsor2" text:outline-level="2">Feladatleírás</text:h>
      <text:p text:style-name="magyarazat">[A feladat kb. 4000 karakteres (kb 1,5 oldal) részletezettségű magyar nyelvű leírása.<text:s/>Nem szerepelhetnek informatikai kifejezések.]</text:p>
      <text:h text:style-name="Címsor2" text:outline-level="2">Szótár</text:h>
      <text:p text:style-name="magyarazat">[A szótár a részletes leírás alapján készítendő dokumentum. Egy szótári bejegyzés definiálásához csak más szótári bejegyzések és köznapi – a feladattól független – fogalmak használhatók fel. A szótár<text:s/>mérete kb. 1-2 oldal legyen.]</text:p>
      <text:h text:style-name="Címsor2" text:outline-level="2">Essential use-case-ek</text:h>
      <text:p text:style-name="magyarazat">[A probléma magvát adó use-case-ek. Nem jelenik meg a high-score tábla, stb.]</text:p>
      <text:h text:style-name="Címsor3" text:outline-level="3">Use-case diagram</text:h>
      <text:p text:style-name="Standard"/>
      <text:h text:style-name="Címsor3" text:outline-level="3">Use-case leírások</text:h>
      <text:p text:style-name="magyarazat">[Minden use-case-hez külön]</text:p>
      <text:p text:style-name="Standard"/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Use-case neve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Rövid leírás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Aktorok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Forgatókönyv</text:p>
          </table:table-cell>
          <table:table-cell table:style-name="TableCell201">
            <text:p text:style-name="P202"/>
          </table:table-cell>
        </table:table-row>
      </table:table>
      <text:p text:style-name="Standard"/>
      <text:h text:style-name="Címsor2" text:outline-level="2">Napló</text:h>
      <text:p text:style-name="Standard"/>
      <text:p text:style-name="Standard"/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Kezdet</text:p>
          </table:table-cell>
          <table:table-cell table:style-name="TableCell211">
            <text:p text:style-name="P212">Időtartam</text:p>
          </table:table-cell>
          <table:table-cell table:style-name="TableCell213">
            <text:p text:style-name="P214">Résztvevők</text:p>
          </table:table-cell>
          <table:table-cell table:style-name="TableCell215">
            <text:p text:style-name="P216">Leírás</text:p>
          </table:table-cell>
        </table:table-row>
        <table:table-row table:style-name="TableRow217">
          <table:table-cell table:style-name="TableCell218">
            <text:p text:style-name="P219">2011.02.16.<text:s/>09:00</text:p>
          </table:table-cell>
          <table:table-cell table:style-name="TableCell220">
            <text:p text:style-name="P221">2 óra</text:p>
          </table:table-cell>
          <table:table-cell table:style-name="TableCell222">
            <text:p text:style-name="P223">Kriván B.</text:p>
            <text:p text:style-name="Standard">Dévényi A.</text:p>
            <text:p text:style-name="Standard">Apagyi G.</text:p>
            <text:p text:style-name="Standard">Péter T.</text:p>
          </table:table-cell>
          <table:table-cell table:style-name="TableCell224">
            <text:p text:style-name="P225">Értekezlet.</text:p>
            <text:p text:style-name="Standard">Megbeszéltük a projekt szervezését, struktúráját; kommunikáció formáit. Algoritmusokról is konzultáltunk.</text:p>
          </table:table-cell>
        </table:table-row>
        <table:table-row table:style-name="TableRow226">
          <table:table-cell table:style-name="TableCell227">
            <text:p text:style-name="P228">2011.02.16 15:00</text:p>
          </table:table-cell>
          <table:table-cell table:style-name="TableCell229">
            <text:p text:style-name="P230">1 óra</text:p>
          </table:table-cell>
          <table:table-cell table:style-name="TableCell231">
            <text:p text:style-name="P232">Jákli G</text:p>
          </table:table-cell>
          <table:table-cell table:style-name="TableCell233">
            <text:p text:style-name="P234">Projektterv írás</text:p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</table:table>
      <text:p text:style-name="magyaraza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Címsor2" style:display-name="Címsor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Címsor3" style:display-name="Címsor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Címsor4" style:display-name="Címsor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Címsor5" style:display-name="Címsor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Címsor6" style:display-name="Címsor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Címsor7" style:display-name="Címsor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Címsor8" style:display-name="Címsor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Címsor9" style:display-name="Címsor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list-style style:name="WW_OutlineListStyle" style:display-name="WW_OutlineListStyle">
      <text:list-level-style-number text:level="1" style:num-suffix=".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magyarazat" style:display-name="magyarazat" style:family="paragraph" style:parent-style-name="Standard">
      <style:text-properties fo:font-style="italic" style:font-style-asian="italic" fo:color="#0000FF" fo:hyphenate="false"/>
    </style:style>
    <style:style style:name="Címsor20" style:display-name="Címsor2" style:family="paragraph" style:parent-style-name="Standard" style:list-style-name="WW8Num2"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Élőláb" style:display-name="Élőláb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álWeb" style:display-name="Normál (Web)" style:family="paragraph" style:parent-style-name="Standard">
      <style:paragraph-properties fo:margin-top="0.1944in" fo:margin-bottom="0.1944in"/>
      <style:text-properties fo:hyphenate="false"/>
    </style:style>
    <style:style style:name="Élőfej" style:display-name="Élőfej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borékszöveg" style:display-name="Buborékszöveg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1z3" style:display-name="WW8Num1z3" style:family="text">
      <style:text-properties style:font-name="Symbol" fo:color="#000000"/>
    </style:style>
    <style:style style:name="WW8Num3z0" style:display-name="WW8Num3z0" style:family="text">
      <style:text-properties style:font-name="Symbol" fo:color="#000000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3z3" style:display-name="WW8Num3z3" style:family="text">
      <style:text-properties style:font-name="Symbol"/>
    </style:style>
    <style:style style:name="WW8Num5z3" style:display-name="WW8Num5z3" style:family="text">
      <style:text-properties style:font-name="Symbol" fo:color="#000000"/>
    </style:style>
    <style:style style:name="FootnoteSymbol" style:display-name="Footnote Symbol" style:family="text" style:parent-style-name="Bekezdésalapbetűtípusa">
      <style:text-properties style:text-position="super 66.6%"/>
    </style:style>
    <style:style style:name="Oldalszám" style:display-name="Oldalszám" style:family="text" style:parent-style-name="Bekezdésalapbetűtípusa"/>
    <style:style style:name="magyarazatChar" style:display-name="magyarazat Char" style:family="text" style:parent-style-name="Bekezdésalapbetűtípusa">
      <style:text-properties fo:font-style="italic" style:font-style-asian="italic" fo:color="#0000FF" fo:font-size="12pt" style:font-size-asian="12pt" style:font-size-complex="12pt" fo:language="hu" fo:country="HU" style:language-complex="ar" style:country-complex="SA"/>
    </style:style>
    <style:style style:name="Internetlink" style:display-name="Internet link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ímsor2Char" style:display-name="Címsor 2 Char" style:family="text" style:parent-style-name="Bekezdésalapbetűtípusa"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BuborékszövegChar" style:display-name="Buborékszöveg Char" style:family="text" style:parent-style-name="Bekezdésalapbetűtípusa">
      <style:text-properties style:font-name="Tahoma" style:font-name-complex="Tahoma" fo:font-size="8pt" style:font-size-asian="8pt" style:font-size-complex="8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_CharLFO2LVL4" style:family="text">
      <style:text-properties style:font-name="Symbol" fo:color="#000000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bullet text:level="4" text:style-name="WW_CharLFO2LVL4" text:bullet-char="">
        <style:list-level-properties/>
        <style:text-properties style:font-name="Symbol"/>
      </text:list-level-style-bullet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1" style:family="text">
      <style:text-properties style:font-name="Symbol" fo:color="#000000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3" style:display-name="WW8Num3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 text:start-value="8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4" style:family="text">
      <style:text-properties style:font-name="Symbol" fo:color="#000000"/>
    </style:style>
    <text:list-style style:name="WW8Num5" style:display-name="WW8Num5">
      <text:list-level-style-number text:level="1" style:num-suffix="." style:num-format="1" text:start-value="8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bullet text:level="4" text:style-name="WW_CharLFO6LVL4" text:bullet-char="">
        <style:list-level-properties/>
        <style:text-properties style:font-name="Symbol"/>
      </text:list-level-style-bullet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6" style:display-name="WW8Num6">
      <text:list-level-style-number text:level="1" style:num-suffix="." style:num-format="1" text:start-value="7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suffix=".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Tartalomjegyzékcímsora" style:display-name="Tartalomjegyzék címsora" style:family="paragraph" style:parent-style-name="Címsor1" style:next-style-name="Normál">
      <style:paragraph-properties fo:keep-together="always" style:vertical-align="auto" fo:margin-top="0.3333in" fo:margin-bottom="0in" fo:line-height="115%"/>
      <style:text-properties style:font-name="Cambria" style:font-name-asian="Times New Roman" style:font-name-complex="Times New Roman" fo:color="#365F91" style:letter-kerning="false" fo:font-size="14pt" style:font-size-asian="14pt" style:font-size-complex="14pt" style:language-asian="hu" style:country-asian="HU" fo:hyphenate="true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style:font-name-complex="Mangal" style:font-size-complex="10.5pt" fo:hyphenate="false"/>
    </style:style>
    <style:style style:name="TJ2" style:display-name="TJ 2" style:family="paragraph" style:parent-style-name="Normál" style:next-style-name="Normá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J3" style:display-name="TJ 3" style:family="paragraph" style:parent-style-name="Normál" style:next-style-name="Normá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 text:start-value="2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Élőláb" style:family="paragraph">
      <style:paragraph-properties>
        <style:tab-stops>
          <style:tab-stop style:type="center" style:position="3.15in"/>
          <style:tab-stop style:type="right" style:position="6.3111in"/>
        </style:tab-stops>
      </style:paragraph-properties>
    </style:style>
    <style:style style:name="T3" style:parent-style-name="Bekezdésalapbetűtípusa" style:family="text">
      <style:text-properties fo:font-style="italic" style:font-style-asian="italic" fo:language="en" fo:country="US"/>
    </style:style>
    <style:style style:name="T4" style:parent-style-name="Bekezdésalapbetűtípusa" style:family="text">
      <style:text-properties fo:font-style="italic" style:font-style-asian="italic" fo:language="en" fo:country="US"/>
    </style:style>
    <style:style style:name="T5" style:parent-style-name="Bekezdésalapbetűtípusa" style:family="text">
      <style:text-properties fo:font-style="italic" style:font-style-asian="italic" fo:color="#0000FF" fo:language="en" fo:country="US"/>
    </style:style>
    <style:style style:name="T6" style:parent-style-name="Bekezdésalapbetűtípusa" style:family="text">
      <style:text-properties fo:font-style="italic" style:font-style-asian="italic" fo:language="en" fo:country="US"/>
    </style:style>
    <style:style style:name="P7" style:parent-style-name="Élőláb" style:family="paragraph">
      <style:paragraph-properties fo:text-align="center" fo:margin-right="0.25in"/>
    </style:style>
    <style:style style:name="T8" style:parent-style-name="Bekezdésalapbetűtípusa" style:family="text">
      <style:text-properties fo:language="en" fo:country="US"/>
    </style:style>
    <style:style style:name="T9" style:parent-style-name="Bekezdésalapbetűtípusa" style:family="text">
      <style:text-properties fo:language="en" fo:country="US"/>
    </style:style>
    <style:style style:name="T10" style:parent-style-name="Bekezdésalapbetűtípusa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span text:style-name="T3">2.Követelmény, projekt, funkcionalitás</text:span><text:span text:style-name="T4"><text:tab/></text:span><text:span text:style-name="T5"><text:tab/></text:span><text:span text:style-name="T6">Override</text:span></text:p>
      </style:header>
      <style:footer>
        <text:p text:style-name="P7"><text:span text:style-name="T8"><text:page-number text:fixed="false">4</text:page-number></text:span><text:span text:style-name="T9">/</text:span><text:span text:style-name="T10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</dc:title>
    <meta:initial-creator>Goldschmidt Balázs</meta:initial-creator>
    <dc:creator>Gabor</dc:creator>
    <meta:creation-date>2010-01-21T15:59:00Z</meta:creation-date>
    <dc:date>2011-02-16T15:05:00Z</dc:date>
    <meta:template xlink:href="Normal" xlink:type="simple"/>
    <meta:editing-cycles>25</meta:editing-cycles>
    <meta:editing-duration>PT3660S</meta:editing-duration>
    <meta:user-defined meta:name="Információ 1"/>
    <meta:user-defined meta:name="Információ 2"/>
    <meta:user-defined meta:name="Információ 3"/>
    <meta:user-defined meta:name="Információ 4"/>
    <meta:document-statistic meta:page-count="4" meta:paragraph-count="13" meta:word-count="831" meta:character-count="6554" meta:row-count="47" meta:non-whitespace-character-count="5736"/>
  </office:meta>
</office:document-meta>
</file>